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officeooo:rsid="0a7edee9" officeooo:paragraph-rsid="0ff72c9f" style:font-name-asian="Liberation Serif"/>
    </style:style>
    <style:style style:name="P2" style:family="paragraph" style:parent-style-name="Standard" style:list-style-name="L1">
      <style:text-properties fo:color="#333333" style:font-name="Liberation Serif" officeooo:rsid="25ea633c" officeooo:paragraph-rsid="25ea633c" style:font-name-asian="Liberation Serif"/>
    </style:style>
    <style:style style:name="P3" style:family="paragraph" style:parent-style-name="Standard" style:list-style-name="L1">
      <style:text-properties fo:color="#333333" style:font-name="Liberation Serif" officeooo:rsid="4c43b58b" officeooo:paragraph-rsid="25eaaad3" style:font-name-asian="標楷體1"/>
    </style:style>
    <style:style style:name="P4" style:family="paragraph" style:parent-style-name="Standard" style:list-style-name="L1">
      <style:text-properties fo:color="#333333" style:font-name="Liberation Serif" officeooo:rsid="4c43b58b" officeooo:paragraph-rsid="25eb5822" style:font-name-asian="標楷體1"/>
    </style:style>
    <style:style style:name="P5" style:family="paragraph" style:parent-style-name="Standard" style:list-style-name="L1">
      <style:text-properties fo:color="#333333" style:font-name="Liberation Serif" officeooo:rsid="4c43b58b" officeooo:paragraph-rsid="25ecd979" style:font-name-asian="標楷體1"/>
    </style:style>
    <style:style style:name="P6" style:family="paragraph" style:parent-style-name="Standard" style:list-style-name="L1">
      <style:text-properties fo:color="#333333" style:font-name="Liberation Serif" officeooo:rsid="4c43b58b" officeooo:paragraph-rsid="25ef59bc" style:font-name-asian="標楷體1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5eaaa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5f145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5f1d0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5f7ac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5f929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5fa77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5fe28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5ffd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25ef59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260205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2" style:family="text">
      <style:text-properties style:font-name="標楷體1" fo:font-size="17pt" fo:font-weight="bold" style:font-size-asian="17pt" style:language-asian="zh" style:country-asian="TW" style:font-weight-asian="bold" style:font-size-complex="17pt" style:font-weight-complex="bold"/>
    </style:style>
    <style:style style:name="T3" style:family="text">
      <style:text-properties style:font-name="標楷體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c43b58b" style:font-name-asian="標楷體1"/>
    </style:style>
    <style:style style:name="T6" style:family="text">
      <style:text-properties style:font-name="標楷體1" officeooo:rsid="407d36e1" style:font-name-asian="標楷體1"/>
    </style:style>
    <style:style style:name="T7" style:family="text">
      <style:text-properties style:font-name="標楷體1" officeooo:rsid="1c90e499" style:font-name-asian="標楷體1"/>
    </style:style>
    <style:style style:name="T8" style:family="text">
      <style:text-properties style:font-name="標楷體1" officeooo:rsid="407d36e1" style:font-name-asian="Arial1"/>
    </style:style>
    <style:style style:name="T9" style:family="text">
      <style:text-properties style:font-name="標楷體1" officeooo:rsid="1c90e499"/>
    </style:style>
    <style:style style:name="T10" style:family="text">
      <style:text-properties style:font-name="標楷體1" style:font-name-asian="標楷體1"/>
    </style:style>
    <style:style style:name="T11" style:family="text">
      <style:text-properties style:font-name="標楷體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1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76c64b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6" style:family="text">
      <style:text-properties officeooo:rsid="17cb7444"/>
    </style:style>
    <style:style style:name="T17" style:family="text">
      <style:text-properties officeooo:rsid="4c43b58b"/>
    </style:style>
    <style:style style:name="T18" style:family="text">
      <style:text-properties officeooo:rsid="407d36e1" style:font-name-asian="Arial1"/>
    </style:style>
    <style:style style:name="T19" style:family="text">
      <style:text-properties officeooo:rsid="40246d4c" style:font-name-asian="Arial1"/>
    </style:style>
    <style:style style:name="T20" style:family="text">
      <style:text-properties officeooo:rsid="407d36e1"/>
    </style:style>
    <style:style style:name="T21" style:family="text">
      <style:text-properties officeooo:rsid="3fa4dedd"/>
    </style:style>
    <style:style style:name="T22" style:family="text">
      <style:text-properties officeooo:rsid="40246d4c"/>
    </style:style>
    <style:style style:name="T23" style:family="text">
      <style:text-properties style:font-name="細明體" officeooo:rsid="3fa4dedd" style:font-name-asian="細明體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96965909" text:style-name="L1">
        <text:list-item>
          <text:p text:style-name="P1"><text:span text:style-name="T1">成神之書 (Regard) (第1本</text:span><text:span text:style-name="T2">)</text:span></text:p>
        </text:list-item>
        <text:list-item>
          <text:p text:style-name="P2"><text:span text:style-name="T2">_</text:span><text:span text:style-name="T1"> (第1本)</text:span></text:p>
          <text:list>
            <text:list-item>
              <text:p text:style-name="P2"><text:span text:style-name="T1">神。</text:span></text:p>
              <text:list>
                <text:list-item>
                  <text:p text:style-name="P3"><text:span text:style-name="T12">第一種神。</text:span></text:p>
                  <text:list>
                    <text:list-item>
                      <text:p text:style-name="P7">第一種神 是 <text:span text:style-name="T16">職位、職業、階層、身分、地位、職別、隸屬。</text:span></text:p>
                    </text:list-item>
                    <text:list-item>
                      <text:p text:style-name="P7">第一種神 是 <text:span text:style-name="T16">有超能力並且幫助人類文明的個體</text:span>。</text:p>
                    </text:list-item>
                  </text:list>
                </text:list-item>
                <text:list-item>
                  <text:p text:style-name="P7">第二種神。</text:p>
                  <text:list>
                    <text:list-item>
                      <text:p text:style-name="P3"><text:span text:style-name="T12">第二種神 是 精神層個體、</text:span><text:span text:style-name="T14">精神世界的個體。</text:span></text:p>
                      <text:list>
                        <text:list-item>
                          <text:p text:style-name="P4"><text:span text:style-name="T12">精神世界 是（物質世界、精神世界 的）精神世界</text:span><text:span text:style-name="T14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bookmark-start text:name="肉質層個體、意識層個體、精神層個體"/>肉質層個體、意識層個體、精神層個體<text:bookmark-end text:name="肉質層個體、意識層個體、精神層個體"/></text:p>
              <text:list>
                <text:list-item>
                  <text:p text:style-name="P8">肉質層個體 的 明顯例子，物質世界的個體、人類。</text:p>
                </text:list-item>
                <text:list-item>
                  <text:p text:style-name="P9">意識層個體 的 明顯例子，物質世界的個體、靈魂。</text:p>
                </text:list-item>
                <text:list-item>
                  <text:p text:style-name="P9"><text:span text:style-name="T4">精神層個體 的 明顯例子，</text:span>精神世界的個體、第二種神<text:span text:style-name="T4">。</text:span></text:p>
                </text:list-item>
              </text:list>
            </text:list-item>
          </text:list>
        </text:list-item>
        <text:list-item>
          <text:p text:style-name="P9"><text:span text:style-name="T4">社會</text:span><text:span text:style-name="T4"> (第1本)</text:span></text:p>
          <text:list>
            <text:list-item>
              <text:p text:style-name="P10"><text:span text:style-name="T21">內捲</text:span>。</text:p>
              <text:list>
                <text:list-item>
                  <text:p text:style-name="P12"><text:span text:style-name="T21">內捲 是 模式僵化，複製、重現、優化 內在物質、內部機制</text:span><text:span text:style-name="T4">。</text:span></text:p>
                  <text:list>
                    <text:list-item>
                      <text:p text:style-name="P13"><text:span text:style-name="T21">明顯例子，農業時代的 內捲 是，生 更多的 小孩 </text:span><text:span text:style-name="T19">↔</text:span><text:span text:style-name="T22"> 種 更多的 農田</text:span><text:span text:style-name="T4">。</text:span></text:p>
                    </text:list-item>
                  </text:list>
                </text:list-item>
                <text:list-item>
                  <text:p text:style-name="P11"><text:span text:style-name="T21">反內捲 是 改變（原有的）某一特定模式</text:span><text:span text:style-name="T4">。</text:span></text:p>
                  <text:list>
                    <text:list-item>
                      <text:p text:style-name="P14"><text:span text:style-name="T21">明顯例子</text:span><text:span text:style-name="T23">，</text:span><text:span text:style-name="T21">工業革命，改變 生產模式，從 紡織工人 改變成 紡織機</text:span><text:span text:style-name="T4">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<text:span text:style-name="T4">時空旅行 (第1本)</text:span></text:p>
        </text:list-item>
        <text:list-item>
          <text:p text:style-name="P4"><text:span text:style-name="T14">精神世界學 </text:span><text:span text:style-name="T14">(第1本)</text:span></text:p>
          <text:list>
            <text:list-item>
              <text:p text:style-name="P4"><text:span text:style-name="T14">受到 精神層個體、超能力個體 影響 有機率出現的 現象。</text:span></text:p>
              <text:list>
                <text:list-item>
                  <text:p text:style-name="P5"><text:span text:style-name="T13">客觀、理性 記錄、描述、思考</text:span><text:span text:style-name="T14">。</text:span></text:p>
                </text:list-item>
              </text:list>
            </text:list-item>
            <text:list-item>
              <text:p text:style-name="P5"><text:span text:style-name="T13">精神世界學。</text:span></text:p>
              <text:list>
                <text:list-item>
                  <text:p text:style-name="P6"><text:span text:style-name="T13">精神世界學 是 記錄、好奇、探索 </text:span><text:span text:style-name="T12">精神世界的 學門</text:span><text:span text:style-name="T14">。</text:span></text:p>
                </text:list-item>
                <text:list-item>
                  <text:p text:style-name="P15"><text:span text:style-name="T17">精神世界學</text:span> <text:span text:style-name="T18">↔</text:span><text:span text:style-name="T20"> </text:span><text:span text:style-name="T9">物質世界</text:span><text:span text:style-name="T17">學</text:span>。</text:p>
                  <text:list>
                    <text:list-item>
                      <text:p text:style-name="P15"><text:span text:style-name="T5">精神世界的 </text:span><text:span text:style-name="T4">神學、哲學、數學、物理學 </text:span><text:span text:style-name="T8">↔</text:span><text:span text:style-name="T6"> </text:span><text:span text:style-name="T7">物質世界</text:span><text:span text:style-name="T5">的 </text:span><text:span text:style-name="T4">神學、哲學、數學、物理學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<text:span text:style-name="T4">歷史 (第1本)</text:span></text:p>
        </text:list-item>
        <text:list-item>
          <text:p text:style-name="P16"><text:span text:style-name="T4">歷史人物 (第1本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16:11:12.761000000</dc:date>
    <meta:editing-duration>P12DT21H18M5S</meta:editing-duration>
    <meta:editing-cycles>8922</meta:editing-cycles>
    <meta:document-statistic meta:table-count="0" meta:image-count="0" meta:object-count="0" meta:page-count="1" meta:paragraph-count="29" meta:word-count="490" meta:character-count="580" meta:non-whitespace-character-count="526"/>
  </office:meta>
</office:document-meta>
</file>